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aadcf7" draw:fill-color="#aadcf7" draw:textarea-horizontal-align="justify" draw:textarea-vertical-align="middle" draw:auto-grow-height="false" fo:min-height="1.223cm" fo:min-width="0.914cm"/>
    </style:style>
    <style:style style:name="gr3" style:family="graphic" style:parent-style-name="standard">
      <style:graphic-properties svg:stroke-color="#aadcf7" draw:fill-color="#aadcf7" draw:textarea-horizontal-align="justify" draw:textarea-vertical-align="middle" draw:auto-grow-height="false" fo:min-height="1.57cm" fo:min-width="1.4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aadcf7" draw:fill-color="#aadcf7" draw:textarea-horizontal-align="justify" draw:textarea-vertical-align="middle" draw:auto-grow-height="false" fo:min-height="3.983cm" fo:min-width="1.41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aadcf7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874cm" svg:height="0.962cm" svg:x="0.926cm" svg:y="8.417cm">
          <draw:text-box>
            <text:p>input</text:p>
          </draw:text-box>
        </draw:frame>
        <draw:frame draw:style-name="gr1" draw:text-style-name="P1" xml:id="id14" draw:id="id14" draw:layer="layout" svg:width="2.263cm" svg:height="0.962cm" svg:x="26.181cm" svg:y="17.12cm">
          <draw:text-box>
            <text:p>output</text:p>
          </draw:text-box>
        </draw:frame>
        <draw:custom-shape draw:style-name="gr2" draw:text-style-name="P3" xml:id="id7" draw:id="id7" draw:layer="layout" svg:width="2cm" svg:height="2.083cm" svg:x="8.525cm" svg:y="16.56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1.91cm" svg:height="1.82cm" svg:x="6.199cm" svg:y="7.985cm">
          <draw:glue-point draw:id="4" svg:x="-5.002cm" svg:y="-2.5cm"/>
          <draw:glue-point draw:id="5" svg:x="-5.002cm" svg:y="2.5cm"/>
          <text:p text:style-name="P2">z⁻¹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.8cm" svg:y1="8.898cm" svg:x2="6.199cm" svg:y2="8.895cm" draw:start-shape="id1" draw:start-glue-point="1" draw:end-shape="id2" draw:end-glue-point="3" svg:d="M2800 8898h1699v-3h1700" svg:viewBox="0 0 3400 4">
          <text:p/>
        </draw:connector>
        <draw:custom-shape draw:style-name="gr3" draw:text-style-name="P3" xml:id="id3" draw:id="id3" draw:layer="layout" svg:width="1.91cm" svg:height="1.82cm" svg:x="10.899cm" svg:y="7.985cm">
          <draw:glue-point draw:id="4" svg:x="-5.002cm" svg:y="-2.5cm"/>
          <draw:glue-point draw:id="5" svg:x="-5.002cm" svg:y="2.5cm"/>
          <text:p text:style-name="P2">z⁻¹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109cm" svg:y1="8.895cm" svg:x2="10.899cm" svg:y2="8.895cm" draw:start-shape="id2" draw:start-glue-point="1" draw:end-shape="id3" svg:d="M8109 8895h2790" svg:viewBox="0 0 2791 1">
          <text:p/>
        </draw:connector>
        <draw:frame draw:style-name="gr1" draw:text-style-name="P1" xml:id="id4" draw:id="id4" draw:layer="layout" svg:width="1.035cm" svg:height="0.962cm" svg:x="16.105cm" svg:y="8.41cm">
          <draw:text-box>
            <text:p>...</text:p>
          </draw:text-box>
        </draw:frame>
        <draw:connector draw:style-name="gr4" draw:text-style-name="P4" draw:layer="layout" svg:x1="12.809cm" svg:y1="8.895cm" svg:x2="16.105cm" svg:y2="8.891cm" draw:start-shape="id3" draw:start-glue-point="1" draw:end-shape="id4" draw:end-glue-point="3" svg:d="M12809 8895h1649v-4h1647" svg:viewBox="0 0 3297 5">
          <text:p/>
        </draw:connector>
        <draw:custom-shape draw:style-name="gr3" draw:text-style-name="P3" xml:id="id5" draw:id="id5" draw:layer="layout" svg:width="1.91cm" svg:height="1.82cm" svg:x="19.399cm" svg:y="7.985cm">
          <draw:glue-point draw:id="4" svg:x="-5.002cm" svg:y="-2.5cm"/>
          <draw:glue-point draw:id="5" svg:x="-5.002cm" svg:y="2.5cm"/>
          <text:p text:style-name="P2">z⁻¹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7.14cm" svg:y1="8.891cm" svg:x2="19.399cm" svg:y2="8.895cm" draw:start-shape="id4" draw:start-glue-point="1" draw:end-shape="id5" draw:end-glue-point="3" svg:d="M17140 8891h1129v4h1130" svg:viewBox="0 0 2260 5">
          <text:p/>
        </draw:connector>
        <draw:custom-shape draw:style-name="gr5" draw:text-style-name="P3" xml:id="id6" draw:id="id6" draw:layer="layout" svg:width="1.91cm" svg:height="4.233cm" svg:x="3.505cm" svg:y="10.31cm">
          <draw:glue-point draw:id="4" svg:x="-5.002cm" svg:y="-2.5cm"/>
          <draw:glue-point draw:id="5" svg:x="-5.002cm" svg:y="2.5cm"/>
          <text:p text:style-name="P2">Filter</text:p>
          <text:p text:style-name="P2">H1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.8cm" svg:y1="8.898cm" svg:x2="4.46cm" svg:y2="10.31cm" draw:start-shape="id1" draw:start-glue-point="1" draw:end-shape="id6" draw:end-glue-point="0" svg:d="M2800 8898h1660v1412" svg:viewBox="0 0 1661 1413">
          <text:p/>
        </draw:connector>
        <draw:custom-shape draw:style-name="gr5" draw:text-style-name="P3" xml:id="id8" draw:id="id8" draw:layer="layout" svg:width="1.91cm" svg:height="4.233cm" svg:x="8.57cm" svg:y="10.31cm">
          <draw:glue-point draw:id="4" svg:x="-5.002cm" svg:y="-2.5cm"/>
          <draw:glue-point draw:id="5" svg:x="-5.002cm" svg:y="2.5cm"/>
          <text:p text:style-name="P2">Filter</text:p>
          <text:p text:style-name="P2">H2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4.46cm" svg:y1="14.543cm" svg:x2="8.525cm" svg:y2="17.607cm" draw:start-shape="id6" draw:start-glue-point="2" draw:end-shape="id7" draw:end-glue-point="6" svg:d="M4460 14543v3064h4065" svg:viewBox="0 0 4066 3065">
          <text:p/>
        </draw:connector>
        <draw:connector draw:style-name="gr4" draw:text-style-name="P4" draw:layer="layout" svg:x1="9.525cm" svg:y1="14.543cm" svg:x2="9.525cm" svg:y2="16.565cm" draw:start-shape="id8" draw:start-glue-point="2" draw:end-shape="id7" svg:d="M9525 14543v2022" svg:viewBox="0 0 1 2023">
          <text:p/>
        </draw:connector>
        <draw:connector draw:style-name="gr4" draw:text-style-name="P4" draw:layer="layout" svg:x1="8.109cm" svg:y1="8.895cm" svg:x2="9.525cm" svg:y2="10.31cm" draw:start-shape="id2" draw:start-glue-point="1" draw:end-shape="id8" svg:d="M8109 8895h1416v1415" svg:viewBox="0 0 1417 1416">
          <text:p/>
        </draw:connector>
        <draw:custom-shape draw:style-name="gr5" draw:text-style-name="P3" xml:id="id9" draw:id="id9" draw:layer="layout" svg:width="1.91cm" svg:height="4.233cm" svg:x="13.07cm" svg:y="10.31cm">
          <draw:glue-point draw:id="4" svg:x="-5.002cm" svg:y="-2.5cm"/>
          <draw:glue-point draw:id="5" svg:x="-5.002cm" svg:y="2.5cm"/>
          <text:p text:style-name="P2">Filter</text:p>
          <text:p text:style-name="P2">H3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cm" svg:height="2.083cm" svg:x="13.026cm" svg:y="16.56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2.809cm" svg:y1="8.895cm" svg:x2="14.025cm" svg:y2="10.31cm" draw:start-shape="id3" draw:start-glue-point="1" draw:end-shape="id9" svg:d="M12809 8895h1216v1415" svg:viewBox="0 0 1217 1416">
          <text:p/>
        </draw:connector>
        <draw:connector draw:style-name="gr4" draw:text-style-name="P4" draw:layer="layout" svg:x1="14.025cm" svg:y1="14.543cm" svg:x2="14.026cm" svg:y2="16.565cm" draw:start-shape="id9" draw:start-glue-point="2" draw:end-shape="id10" svg:d="M14025 14543v1010h1v1012" svg:viewBox="0 0 2 2023">
          <text:p/>
        </draw:connector>
        <draw:frame draw:style-name="gr1" draw:text-style-name="P1" xml:id="id11" draw:id="id11" draw:layer="layout" svg:width="1.035cm" svg:height="0.962cm" svg:x="16.106cm" svg:y="17.13cm">
          <draw:text-box>
            <text:p>...</text:p>
          </draw:text-box>
        </draw:frame>
        <draw:connector draw:style-name="gr4" draw:text-style-name="P4" draw:layer="layout" svg:x1="10.525cm" svg:y1="17.607cm" svg:x2="13.026cm" svg:y2="17.606cm" draw:start-shape="id7" draw:start-glue-point="10" draw:end-shape="id10" svg:d="M10525 17607h1251v-1h1250" svg:viewBox="0 0 2502 2">
          <text:p/>
        </draw:connector>
        <draw:connector draw:style-name="gr4" draw:text-style-name="P4" draw:layer="layout" svg:x1="15.026cm" svg:y1="17.607cm" svg:x2="16.106cm" svg:y2="17.611cm" draw:start-shape="id10" draw:start-glue-point="10" draw:end-shape="id11" draw:end-glue-point="3" svg:d="M15026 17607h541v4h539" svg:viewBox="0 0 1081 5">
          <text:p/>
        </draw:connector>
        <draw:custom-shape draw:style-name="gr5" draw:text-style-name="P3" xml:id="id12" draw:id="id12" draw:layer="layout" svg:width="1.91cm" svg:height="4.233cm" svg:x="22.17cm" svg:y="10.31cm">
          <draw:glue-point draw:id="4" svg:x="-5.002cm" svg:y="-2.5cm"/>
          <draw:glue-point draw:id="5" svg:x="-5.002cm" svg:y="2.5cm"/>
          <text:p text:style-name="P2">Filter</text:p>
          <text:p text:style-name="P2">HS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2cm" svg:height="2.083cm" svg:x="22.127cm" svg:y="16.56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21.309cm" svg:y1="8.895cm" svg:x2="23.125cm" svg:y2="10.31cm" draw:start-shape="id5" draw:start-glue-point="1" draw:end-shape="id12" draw:end-glue-point="0" svg:d="M21309 8895h1816v1415" svg:viewBox="0 0 1817 1416">
          <text:p/>
        </draw:connector>
        <draw:connector draw:style-name="gr4" draw:text-style-name="P4" draw:layer="layout" svg:x1="23.125cm" svg:y1="14.543cm" svg:x2="23.127cm" svg:y2="16.565cm" draw:start-shape="id12" draw:start-glue-point="2" draw:end-shape="id13" svg:d="M23125 14543v1010h2v1012" svg:viewBox="0 0 3 2023">
          <text:p/>
        </draw:connector>
        <draw:connector draw:style-name="gr4" draw:text-style-name="P4" draw:layer="layout" svg:x1="17.141cm" svg:y1="17.611cm" svg:x2="22.127cm" svg:y2="17.606cm" draw:start-shape="id11" draw:start-glue-point="1" draw:end-shape="id13" svg:d="M17141 17611h2493v-5h2493" svg:viewBox="0 0 4987 6">
          <text:p/>
        </draw:connector>
        <draw:connector draw:style-name="gr4" draw:text-style-name="P4" draw:layer="layout" svg:x1="24.127cm" svg:y1="17.607cm" svg:x2="26.181cm" svg:y2="17.601cm" draw:start-shape="id13" draw:start-glue-point="10" draw:end-shape="id14" svg:d="M24127 17607h1028v-6h1026" svg:viewBox="0 0 2055 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1:44:46.368160578</meta:creation-date>
    <dc:date>2019-12-23T15:12:57.623875433</dc:date>
    <meta:editing-duration>PT45M6S</meta:editing-duration>
    <meta:editing-cycles>20</meta:editing-cycles>
    <meta:generator>LibreOffice/5.2.7.2$Linux_X86_64 LibreOffice_project/20m0$Build-2</meta:generator>
    <meta:document-statistic meta:object-count="30"/>
  </office:meta>
</office:document-meta>
</file>